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rsid="0010685f" officeooo:paragraph-rsid="0010685f"/>
    </style:style>
    <style:style style:name="P3" style:family="paragraph" style:parent-style-name="Standard">
      <style:text-properties style:font-name="Cantarell" fo:font-weight="bold" officeooo:rsid="0010685f" officeooo:paragraph-rsid="0010685f" fo:background-color="#ffff00" style:font-weight-asian="bold" style:font-weight-complex="bold"/>
    </style:style>
    <style:style style:name="P4" style:family="paragraph" style:parent-style-name="Standard" style:master-page-name="">
      <style:paragraph-properties fo:margin-left="1.401cm" fo:margin-right="0cm" fo:text-indent="0cm" style:auto-text-indent="false" style:page-number="auto"/>
      <style:text-properties style:font-name="Cantarell" officeooo:rsid="0010685f" officeooo:paragraph-rsid="0010685f"/>
    </style:style>
    <style:style style:name="P5" style:family="paragraph" style:parent-style-name="Standard">
      <style:paragraph-properties fo:margin-left="1.401cm" fo:margin-right="0cm" fo:text-indent="0cm" style:auto-text-indent="false"/>
      <style:text-properties style:font-name="Cantarell" officeooo:rsid="0010685f" officeooo:paragraph-rsid="0010685f"/>
    </style:style>
    <style:style style:name="P6" style:family="paragraph" style:parent-style-name="Standard" style:master-page-name="">
      <style:paragraph-properties fo:margin-left="1.799cm" fo:margin-right="0cm" fo:text-indent="0cm" style:auto-text-indent="false" style:page-number="auto"/>
      <style:text-properties style:font-name="Cantarell" officeooo:rsid="0010685f" officeooo:paragraph-rsid="0010685f"/>
    </style:style>
    <style:style style:name="P7" style:family="paragraph" style:parent-style-name="Standard">
      <style:paragraph-properties fo:margin-left="1.799cm" fo:margin-right="0cm" fo:text-indent="0cm" style:auto-text-indent="false"/>
      <style:text-properties style:font-name="Cantarell" officeooo:rsid="0010685f" officeooo:paragraph-rsid="0010685f"/>
    </style:style>
    <style:style style:name="P8" style:family="paragraph" style:parent-style-name="Standard" style:master-page-name="">
      <style:paragraph-properties fo:margin-left="1.499cm" fo:margin-right="0cm" fo:text-indent="0cm" style:auto-text-indent="false" style:page-number="auto"/>
      <style:text-properties style:font-name="Cantarell" officeooo:rsid="0010685f" officeooo:paragraph-rsid="0010685f"/>
    </style:style>
    <style:style style:name="P9" style:family="paragraph" style:parent-style-name="Standard">
      <style:paragraph-properties fo:margin-left="1.499cm" fo:margin-right="0cm" fo:text-indent="0cm" style:auto-text-indent="false"/>
      <style:text-properties style:font-name="Cantarell" officeooo:rsid="0010685f" officeooo:paragraph-rsid="0010685f"/>
    </style:style>
    <style:style style:name="P10" style:family="paragraph" style:parent-style-name="Standard">
      <style:paragraph-properties fo:margin-left="2cm" fo:margin-right="0cm" fo:text-indent="0cm" style:auto-text-indent="false"/>
      <style:text-properties style:font-name="Cantarell" officeooo:rsid="0010685f" officeooo:paragraph-rsid="0010685f"/>
    </style:style>
    <style:style style:name="P11" style:family="paragraph" style:parent-style-name="Standard" style:master-page-name="">
      <style:paragraph-properties fo:margin-left="2cm" fo:margin-right="0cm" fo:text-indent="0cm" style:auto-text-indent="false" style:page-number="auto"/>
      <style:text-properties style:font-name="Cantarell" officeooo:rsid="0010685f" officeooo:paragraph-rsid="0010685f"/>
    </style:style>
    <style:style style:name="P12" style:family="paragraph" style:parent-style-name="Standard">
      <style:text-properties style:font-name="Cantarell" officeooo:rsid="0010685f" officeooo:paragraph-rsid="0010685f"/>
    </style:style>
    <style:style style:name="P13" style:family="paragraph" style:parent-style-name="Standard">
      <style:text-properties style:font-name="Cantarell" officeooo:rsid="00109220" officeooo:paragraph-rsid="00109220"/>
    </style:style>
    <style:style style:name="P14" style:family="paragraph" style:parent-style-name="Standard">
      <style:text-properties style:font-name="Cantarell" style:text-underline-style="solid" style:text-underline-width="auto" style:text-underline-color="font-color" officeooo:rsid="0010685f" officeooo:paragraph-rsid="0010685f"/>
    </style:style>
    <style:style style:name="P15" style:family="paragraph" style:parent-style-name="Heading_20_2">
      <style:text-properties style:font-name="Cantarell" fo:font-weight="bold" officeooo:rsid="0010685f" officeooo:paragraph-rsid="001068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00ccff" loext:char-shading-value="0"/>
    </style:style>
    <style:style style:name="T3" style:family="text">
      <style:text-properties fo:background-color="#00ffff" loext:char-shading-value="0"/>
    </style:style>
    <style:style style:name="T4" style:family="text">
      <style:text-properties officeooo:rsid="0010922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66ffff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09220"/>
    </style:style>
    <style:style style:name="T9" style:family="text">
      <style:text-properties style:text-underline-style="solid" style:text-underline-width="auto" style:text-underline-color="font-color" fo:background-color="#66ffff" loext:char-shading-value="0"/>
    </style:style>
    <style:style style:name="T10" style:family="text">
      <style:text-properties fo:background-color="#ffff9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CESOS DE REGISTRO DE ANEXOS EN CONSULTA</text:p>
      <text:p text:style-name="P1"/>
      <text:p text:style-name="P2">SELECCIONA EL BOTON DE ANEXO ( EJEMPLO –- LABORATORIO / MEDICAMENTO )</text:p>
      <text:p text:style-name="P2"/>
      <text:p text:style-name="P2">EL <text:s/>VA <text:s/>AL ARCHIVO <text:span text:style-name="T1"><text:s/>MODULE/ANEXO/ANX_AJAX.PHP</text:span></text:p>
      <text:p text:style-name="P2"/>
      <text:p text:style-name="P2"/>
      <text:p text:style-name="P2">if ($_POST['accion'] == "filter_cards_")</text:p>
      <text:p text:style-name="P2">{</text:p>
      <text:p text:style-name="P6"/>
      <text:p text:style-name="P7"><text:s text:c="2"/>$ANEXO = new anexoModelo();</text:p>
      <text:p text:style-name="P7"><text:s text:c="2"/>$tabla_anexo = $ANEXO-&gt;mostrar_anexo($_POST['parametro']);</text:p>
      <text:p text:style-name="P7"><text:s text:c="2"/>$_SESSION['temp']['tabla_anexo'] = $tabla_anexo;</text:p>
      <text:p text:style-name="P2"/>
      <text:p text:style-name="P4"/>
      <text:p text:style-name="P5"><text:s text:c="2"/>if($_SESSION['temp']['tabla_anexo']=="enfermedad"){</text:p>
      <text:p text:style-name="P5"><text:s text:c="4"/>$ENFERMEDAD = new enfermedadModelo(); </text:p>
      <text:p text:style-name="P5"><text:s text:c="4"/>$JSON = $ENFERMEDAD-&gt;json_element($ENFERMEDAD-&gt;tabla,'datatable_consulta');</text:p>
      <text:p text:style-name="P5"><text:s text:c="4"/>echo $ENFERMEDAD-&gt;DATATABLE__($JSON); <text:s text:c="5"/></text:p>
      <text:p text:style-name="P5"><text:s text:c="2"/>}</text:p>
      <text:p text:style-name="P5"/>
      <text:p text:style-name="P5"/>
      <text:p text:style-name="P5"><text:s text:c="2"/>if($_SESSION['temp']['tabla_anexo']=="medicamento"){</text:p>
      <text:p text:style-name="P5"><text:s text:c="4"/>$MEDICAMENTO = new medicamentoModelo(); </text:p>
      <text:p text:style-name="P5"><text:s text:c="4"/>$JSON = $MEDICAMENTO-&gt;json_element($MEDICAMENTO-&gt;tabla,'datatable_consulta');</text:p>
      <text:p text:style-name="P5"><text:s text:c="4"/>echo $MEDICAMENTO-&gt;DATATABLE__($JSON); <text:s text:c="5"/></text:p>
      <text:p text:style-name="P5"><text:s text:c="2"/>}</text:p>
      <text:p text:style-name="P2"/>
      <text:p text:style-name="P2">}</text:p>
      <text:p text:style-name="P2"/>
      <text:p text:style-name="P2"/>
      <text:h text:style-name="P15" text:outline-level="2">SI POR EJEMPLO AL SELECCIONAR EL DATATABLE PASAS DIRECTO AL REGISTRO DE CONSULTADETAIL</text:h>
      <text:p text:style-name="P2"/>
      <text:p text:style-name="P3">ARCHIVO : <text:s/>CONSULTADETAIL/CND_AJAX.PHP</text:p>
      <text:p text:style-name="P2"/>
      <text:p text:style-name="P2">if ($_POST['accion'] == "add_cnd")</text:p>
      <text:p text:style-name="P2">{</text:p>
      <text:p text:style-name="P2"/>
      <text:p text:style-name="P2"><text:s/>$CONSULTADETAIL <text:s text:c="3"/>= new consultaDetailModelo();</text:p>
      <text:p text:style-name="P2"><text:s/>$_POST['cndanxid'] = $CONSULTADETAIL-&gt;decrypt($_POST['v1']);</text:p>
      <text:p text:style-name="P2"><text:s/>$_POST['cndanx'] <text:s text:c="2"/>= $_SESSION['temp']['tabla_anexo'];</text:p>
      <text:p text:style-name="P2"/>
      <text:p text:style-name="P8"><text:s text:c="2"/>if($_SESSION['temp']['tabla_anexo']=='<text:span text:style-name="T2">enfermedad</text:span>'){</text:p>
      <text:p text:style-name="P9"><text:s text:c="2"/>$<text:span text:style-name="T2">ENFERMEDAD</text:span> = new <text:span text:style-name="T2">enfermedad</text:span>Modelo();</text:p>
      <text:p text:style-name="P9"><text:s text:c="2"/>$RESULT_<text:span text:style-name="T2">ENFERMEDAD</text:span> = $<text:span text:style-name="T2">ENFERMEDAD</text:span>-&gt;select_all(" <text:span text:style-name="T2">enfid</text:span> in (".$<text:span text:style-name="T2">ENFERMEDAD</text:span>-&gt;decrypt($_POST['v1'])." ) ");</text:p>
      <text:p text:style-name="P9"><text:s text:c="2"/>$_POST['cndden'] <text:s text:c="2"/>= $RESULT_<text:span text:style-name="T2">ENFERMEDAD</text:span>[0]['<text:span text:style-name="T2">enfden</text:span>'];</text:p>
      <text:p text:style-name="P9"><text:s text:c="2"/>}</text:p>
      <text:p text:style-name="P2"><text:s text:c="5"/></text:p>
      <text:p text:style-name="P2"><text:s/>$CONSULTADETAIL-&gt;setter__($_POST);</text:p>
      <text:p text:style-name="P2"><text:s/>$CONSULTADETAIL-&gt;save();</text:p>
      <text:p text:style-name="P2"><text:s/>echo $CONSULTADETAIL-&gt;datatable_();</text:p>
      <text:p text:style-name="P2"/>
      <text:p text:style-name="P2">}</text:p>
      <text:p text:style-name="P2"/>
      <text:p text:style-name="P2"/>
      <text:p text:style-name="P2"/>
      <text:h text:style-name="Heading_20_2" text:outline-level="2">SI POR EJEMPLO AL SELECCIONAR EL DATATABLE DESPLIEGA UN MODAL </text:h>
      <text:p text:style-name="P2"/>
      <text:p text:style-name="P2"><text:span text:style-name="T7">1- EL MODAL DEBE CREARSE CON PEDRIT</text:span><text:span text:style-name="T8">O Y OPTIMIZARSE </text:span></text:p>
      <text:p text:style-name="P2"/>
      <text:p text:style-name="P2"/>
      <text:p text:style-name="P14">2- <text:s/>EL AJAX.PHP DEL MODA<text:span text:style-name="T4">L DEBEMOS HACER LAS SIGUIENTES ADECUACIONES</text:span></text:p>
      <text:p text:style-name="P2"/>
      <text:p text:style-name="P2"><text:s/></text:p>
      <text:p text:style-name="P2"><text:s text:c="2"/>&lt;?php</text:p>
      <text:p text:style-name="P2"><text:s text:c="2"/>session_start();</text:p>
      <text:p text:style-name="P2"><text:s text:c="2"/>include "../../../../url.php";</text:p>
      <text:p text:style-name="P2"/>
      <text:p text:style-name="P2"/>
      <text:p text:style-name="P2"><text:s/>if ($_POST['accion'] == "edit_medicamentoConsultaDetail")</text:p>
      <text:p text:style-name="P2"><text:s/>{</text:p>
      <text:p text:style-name="P8"/>
      <text:p text:style-name="P9"><text:s text:c="3"/>$CONSULTADETAIL = new consultaDetailModelo();</text:p>
      <text:p text:style-name="P9"><text:s text:c="3"/>$<text:span text:style-name="T3">MEDICAMENTO</text:span> = new <text:span text:style-name="T3">medicamentoModelo</text:span>();</text:p>
      <text:p text:style-name="P9"><text:s text:c="3"/>$<text:span text:style-name="T3">MEDICAMENTO</text:span>-&gt;set_id($<text:span text:style-name="T3">MEDICAMENTO</text:span>-&gt;decrypt($_POST['v1']));</text:p>
      <text:p text:style-name="P9"><text:s text:c="3"/>$RESULT_<text:span text:style-name="T3">MEDICAMENTO</text:span> = $<text:span text:style-name="T3">MEDICAMENTO</text:span>-&gt;select_all(1);</text:p>
      <text:p text:style-name="P9"/>
      <text:p text:style-name="P9"><text:s text:c="3"/>$RESULT_CONSULTADETAIL['cndden'] =$RESULT_<text:span text:style-name="T3">MEDICAMENTO</text:span>['<text:span text:style-name="T3">mdmden</text:span>'];</text:p>
      <text:p text:style-name="P9"/>
      <text:p text:style-name="P9"><text:s text:c="3"/>$JSON = $CONSULTADETAIL-&gt;soyjson($CONSULTADETAIL-&gt;tabla,'modal','<text:span text:style-name="T3">medicamentoConsultaDetail</text:span>');</text:p>
      <text:p text:style-name="P9"><text:s text:c="3"/>echo $CONSULTADETAIL-&gt;MODAL__($JSON,$RESULT_CONSULTADETAIL);</text:p>
      <text:p text:style-name="P9"><text:s text:c="3"/>exit;</text:p>
      <text:p text:style-name="P2"><text:s/>}</text:p>
      <text:p text:style-name="P2"/>
      <text:p text:style-name="P2"/>
      <text:p text:style-name="P2"/>
      <text:p text:style-name="P2"><text:s/>if (($_POST['accion'] == "save_medicamentoConsultaDetail"))</text:p>
      <text:p text:style-name="P2"><text:s/>{</text:p>
      <text:p text:style-name="P11"/>
      <text:p text:style-name="P10"><text:s text:c="3"/>$CONSULTADETAIL = new consultaDetailModelo(); <text:s text:c="2"/></text:p>
      <text:p text:style-name="P10"><text:s text:c="3"/>$_POST['cndanx'] = $_SESSION['temp']['tabla_anexo'];</text:p>
      <text:p text:style-name="P10"><text:s text:c="3"/>$CONSULTADETAIL-&gt;setter__($_POST);</text:p>
      <text:p text:style-name="P10"><text:s text:c="3"/>$CONSULTADETAIL-&gt;save();</text:p>
      <text:p text:style-name="P10"><text:s text:c="3"/>echo $CONSULTADETAIL-&gt;datatable_();</text:p>
      <text:p text:style-name="P10"><text:s text:c="3"/>exit;</text:p>
      <text:p text:style-name="P2"><text:s/>}</text:p>
      <text:p text:style-name="P2"/>
      <text:p text:style-name="P2"/>
      <text:p text:style-name="P13">3.<text:span text:style-name="T7">- <text:s/>EN EL ARCHIVO JS DEL MODAL IMPORTANTE EDITAR LA </text:span><text:span text:style-name="T9">VISTA</text:span><text:span text:style-name="T7"> DONDE SE REFLEJARA</text:span> EN ESTE CASO <text:span text:style-name="T10">VISOR2</text:span></text:p>
      <text:p text:style-name="P13"/>
      <text:p text:style-name="P13"><text:s text:c="2"/>function submit_modal_medicamentoConsultaDetail_click(x) {</text:p>
      <text:p text:style-name="P13"><text:s text:c="4"/>goto_lsdajax001('edit_medicamentoConsultaDetail', [x], 'content-modal-medicamentoConsultaDetail','module/consultaDetail/modal/medicamentoConsultaDetail/medicamentoConsultaDetail_AJAX.php');</text:p>
      <text:p text:style-name="P13"><text:s text:c="2"/>}</text:p>
      <text:p text:style-name="P13"/>
      <text:p text:style-name="P13"/>
      <text:p text:style-name="P13"><text:s text:c="2"/>function submit_form_medicamentoConsultaDetail_click() {</text:p>
      <text:p text:style-name="P13"><text:s text:c="4"/>var vista = '<text:span text:style-name="T5">visor2</text:span>';</text:p>
      <text:p text:style-name="P13"><text:s text:c="4"/>var data = $('#form_medicamentoConsultaDetail').serialize();</text:p>
      <text:p text:style-name="P13"><text:s text:c="4"/>goto_lsdajax002('save_medicamentoConsultaDetail', [data], vista,'module/consultaDetail/modal/medicamentoConsultaDetail/<text:span text:style-name="T6">medicamentoConsultaDetail_AJAX.php</text:span>');</text:p>
      <text:p text:style-name="P13"><text:s text:c="2"/>}</text:p>
      <text:p text:style-name="P2"/>
      <text:p text:style-name="P2"><text:s/>?&gt;</text:p>
      <text:p text:style-name="P2"/>
      <text:p text:style-name="P2"/>
      <text:p text:style-name="P13"/>
      <text:p text:style-name="P13"><text:s text:c="2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10-04T04:54:08.715586735</meta:creation-date>
    <dc:date>2016-10-04T05:09:01.737064777</dc:date>
    <dc:creator>pitagora </dc:creator>
    <meta:editing-duration>PT14M1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74" meta:word-count="233" meta:character-count="3156" meta:non-whitespace-character-count="2821"/>
  </office:meta>
</office:document-meta>
</file>